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284cm" style:rel-column-width="4950*"/>
    </style:style>
    <style:style style:name="Tabla1.B" style:family="table-column">
      <style:table-column-properties style:column-width="4.339cm" style:rel-column-width="16727*"/>
    </style:style>
    <style:style style:name="Tabla1.C" style:family="table-column">
      <style:table-column-properties style:column-width="1.259cm" style:rel-column-width="4854*"/>
    </style:style>
    <style:style style:name="Tabla1.D" style:family="table-column">
      <style:table-column-properties style:column-width="4.38cm" style:rel-column-width="16883*"/>
    </style:style>
    <style:style style:name="Tabla1.E" style:family="table-column">
      <style:table-column-properties style:column-width="1.438cm" style:rel-column-width="5541*"/>
    </style:style>
    <style:style style:name="Tabla1.F" style:family="table-column">
      <style:table-column-properties style:column-width="1.499cm" style:rel-column-width="5779*"/>
    </style:style>
    <style:style style:name="Tabla1.G" style:family="table-column">
      <style:table-column-properties style:column-width="2.801cm" style:rel-column-width="10801*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background-color="#729fc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729fcf" fo:padding="0.049cm" fo:border="0.05pt solid #000000" style:writing-mode="page">
        <style:background-image/>
      </style:table-cell-properties>
    </style:style>
    <style:style style:name="Tabla1.2" style:family="table-row">
      <style:table-row-properties style:min-row-height="0.974cm"/>
    </style:style>
    <style:style style:name="Tabla1.A2" style:family="table-cell">
      <style:table-cell-properties fo:background-color="#b3cac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style:vertical-align="middle" fo:background-color="#b3cac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G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background-color="#b3cac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style:vertical-align="middle" fo:background-color="#b3cac7" fo:padding="0.097cm" fo:border="0.05pt solid #000000" style:writing-mode="page">
        <style:background-image/>
      </style:table-cell-properties>
    </style:style>
    <style:style style:name="Tabla1.4" style:family="table-row">
      <style:table-row-properties style:min-row-height="1.461cm"/>
    </style:style>
    <style:style style:name="Tabla1.A4" style:family="table-cell">
      <style:table-cell-properties fo:background-color="#b3cac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284cm" style:rel-column-width="4953*"/>
    </style:style>
    <style:style style:name="Tabla2.B" style:family="table-column">
      <style:table-column-properties style:column-width="1.51cm" style:rel-column-width="5823*"/>
    </style:style>
    <style:style style:name="Tabla2.C" style:family="table-column">
      <style:table-column-properties style:column-width="2.829cm" style:rel-column-width="10905*"/>
    </style:style>
    <style:style style:name="Tabla2.D" style:family="table-column">
      <style:table-column-properties style:column-width="1.259cm" style:rel-column-width="4858*"/>
    </style:style>
    <style:style style:name="Tabla2.E" style:family="table-column">
      <style:table-column-properties style:column-width="2.189cm" style:rel-column-width="8439*"/>
    </style:style>
    <style:style style:name="Tabla2.G" style:family="table-column">
      <style:table-column-properties style:column-width="2.025cm" style:rel-column-width="7807*"/>
    </style:style>
    <style:style style:name="Tabla2.H" style:family="table-column">
      <style:table-column-properties style:column-width="1.596cm" style:rel-column-width="6156*"/>
    </style:style>
    <style:style style:name="Tabla2.I" style:family="table-column">
      <style:table-column-properties style:column-width="2.115cm" style:rel-column-width="8155*"/>
    </style:style>
    <style:style style:name="Tabla2.1" style:family="table-row">
      <style:table-row-properties style:min-row-height="1.005cm"/>
    </style:style>
    <style:style style:name="Tabla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a2.2" style:family="table-row">
      <style:table-row-properties style:min-row-height="0.487cm"/>
    </style:style>
    <style:style style:name="Tabla2.A2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2" style:family="table-cell">
      <style:table-cell-properties style:vertical-align="middle" fo:padding="0cm" fo:border="none" style:writing-mode="page"/>
    </style:style>
    <style:style style:name="Tabla2.C2" style:family="table-cell">
      <style:table-cell-properties style:vertical-align="middle" fo:padding="0cm" fo:border="none" style:writing-mode="page"/>
    </style:style>
    <style:style style:name="Tabla2.D2" style:family="table-cell">
      <style:table-cell-properties style:vertical-align="middle" fo:background-color="#b3cac7" fo:padding="0cm" fo:border="none" style:writing-mode="page">
        <style:background-image/>
      </style:table-cell-properties>
    </style:style>
    <style:style style:name="Tabla2.E2" style:family="table-cell">
      <style:table-cell-properties style:vertical-align="middle" fo:padding="0cm" fo:border="none" style:writing-mode="page"/>
    </style:style>
    <style:style style:name="Tabla2.F2" style:family="table-cell">
      <style:table-cell-properties style:vertical-align="middle" fo:padding="0cm" fo:border="none" style:writing-mode="page"/>
    </style:style>
    <style:style style:name="Tabla2.G2" style:family="table-cell">
      <style:table-cell-properties style:vertical-align="middle" fo:padding="0cm" fo:border="none" style:writing-mode="page"/>
    </style:style>
    <style:style style:name="Tabla2.I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3" style:family="table-cell">
      <style:table-cell-properties style:vertical-align="middle" fo:padding="0cm" fo:border="none" style:writing-mode="page"/>
    </style:style>
    <style:style style:name="Tabla2.C3" style:family="table-cell">
      <style:table-cell-properties style:vertical-align="middle" fo:padding="0cm" fo:border="none" style:writing-mode="page"/>
    </style:style>
    <style:style style:name="Tabla2.E3" style:family="table-cell">
      <style:table-cell-properties style:vertical-align="middle" fo:padding="0cm" fo:border="none" style:writing-mode="page"/>
    </style:style>
    <style:style style:name="Tabla2.F3" style:family="table-cell">
      <style:table-cell-properties style:vertical-align="middle" fo:padding="0cm" fo:border="none" style:writing-mode="page"/>
    </style:style>
    <style:style style:name="Tabla2.G3" style:family="table-cell">
      <style:table-cell-properties style:vertical-align="middle" fo:padding="0cm" fo:border="none" style:writing-mode="page"/>
    </style:style>
    <style:style style:name="Tabla2.A4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4" style:family="table-cell">
      <style:table-cell-properties style:vertical-align="middle" fo:padding="0cm" fo:border="none" style:writing-mode="page"/>
    </style:style>
    <style:style style:name="Tabla2.C4" style:family="table-cell">
      <style:table-cell-properties style:vertical-align="middle" fo:padding="0cm" fo:border="none" style:writing-mode="page"/>
    </style:style>
    <style:style style:name="Tabla2.E4" style:family="table-cell">
      <style:table-cell-properties style:vertical-align="middle" fo:padding="0cm" fo:border="none" style:writing-mode="page"/>
    </style:style>
    <style:style style:name="Tabla2.F4" style:family="table-cell">
      <style:table-cell-properties style:vertical-align="middle" fo:padding="0cm" fo:border="none" style:writing-mode="page"/>
    </style:style>
    <style:style style:name="Tabla2.G4" style:family="table-cell">
      <style:table-cell-properties style:vertical-align="middle" fo:padding="0cm" fo:border="none" style:writing-mode="page"/>
    </style:style>
    <style:style style:name="Tabla2.A5" style:family="table-cell">
      <style:table-cell-properties fo:background-color="#b3cac7" fo:padding="0cm" fo:border="none" style:writing-mode="page">
        <style:background-image/>
      </style:table-cell-properties>
    </style:style>
    <style:style style:name="Tabla2.B5" style:family="table-cell">
      <style:table-cell-properties style:vertical-align="middle" fo:padding="0cm" fo:border="none" style:writing-mode="page"/>
    </style:style>
    <style:style style:name="Tabla2.C5" style:family="table-cell">
      <style:table-cell-properties style:vertical-align="middle" fo:padding="0cm" fo:border="none" style:writing-mode="page"/>
    </style:style>
    <style:style style:name="Tabla2.E5" style:family="table-cell">
      <style:table-cell-properties style:vertical-align="middle" fo:padding="0cm" fo:border="none" style:writing-mode="page"/>
    </style:style>
    <style:style style:name="Tabla2.F5" style:family="table-cell">
      <style:table-cell-properties style:vertical-align="middle" fo:padding="0cm" fo:border="none" style:writing-mode="page"/>
    </style:style>
    <style:style style:name="Tabla2.G5" style:family="table-cell">
      <style:table-cell-properties style:vertical-align="middle"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84cm" style:rel-column-width="4950*"/>
    </style:style>
    <style:style style:name="Tabla3.B" style:family="table-column">
      <style:table-column-properties style:column-width="1.51cm" style:rel-column-width="5820*"/>
    </style:style>
    <style:style style:name="Tabla3.C" style:family="table-column">
      <style:table-column-properties style:column-width="2.792cm" style:rel-column-width="10763*"/>
    </style:style>
    <style:style style:name="Tabla3.D" style:family="table-column">
      <style:table-column-properties style:column-width="1.296cm" style:rel-column-width="4997*"/>
    </style:style>
    <style:style style:name="Tabla3.E" style:family="table-column">
      <style:table-column-properties style:column-width="2.191cm" style:rel-column-width="8445*"/>
    </style:style>
    <style:style style:name="Tabla3.F" style:family="table-column">
      <style:table-column-properties style:column-width="2.189cm" style:rel-column-width="8438*"/>
    </style:style>
    <style:style style:name="Tabla3.G" style:family="table-column">
      <style:table-column-properties style:column-width="2.025cm" style:rel-column-width="7805*"/>
    </style:style>
    <style:style style:name="Tabla3.H" style:family="table-column">
      <style:table-column-properties style:column-width="1.596cm" style:rel-column-width="6153*"/>
    </style:style>
    <style:style style:name="Tabla3.I" style:family="table-column">
      <style:table-column-properties style:column-width="2.118cm" style:rel-column-width="8164*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a3.2" style:family="table-row">
      <style:table-row-properties style:min-row-height="0.487cm"/>
    </style:style>
    <style:style style:name="Tabla3.A2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2" style:family="table-cell">
      <style:table-cell-properties style:vertical-align="middle" fo:padding="0cm" fo:border="none" style:writing-mode="page"/>
    </style:style>
    <style:style style:name="Tabla3.C2" style:family="table-cell">
      <style:table-cell-properties style:vertical-align="middle" fo:padding="0cm" fo:border="none" style:writing-mode="page"/>
    </style:style>
    <style:style style:name="Tabla3.D2" style:family="table-cell">
      <style:table-cell-properties style:vertical-align="middle" fo:background-color="#b3cac7" fo:padding="0cm" fo:border="none" style:writing-mode="page">
        <style:background-image/>
      </style:table-cell-properties>
    </style:style>
    <style:style style:name="Tabla3.E2" style:family="table-cell">
      <style:table-cell-properties style:vertical-align="middle" fo:padding="0cm" fo:border="none" style:writing-mode="page"/>
    </style:style>
    <style:style style:name="Tabla3.F2" style:family="table-cell">
      <style:table-cell-properties style:vertical-align="middle" fo:padding="0cm" fo:border="none" style:writing-mode="page"/>
    </style:style>
    <style:style style:name="Tabla3.G2" style:family="table-cell">
      <style:table-cell-properties style:vertical-align="middle" fo:padding="0cm" fo:border="none" style:writing-mode="page"/>
    </style:style>
    <style:style style:name="Tabla3.I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.A3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3" style:family="table-cell">
      <style:table-cell-properties style:vertical-align="middle" fo:padding="0cm" fo:border="none" style:writing-mode="page"/>
    </style:style>
    <style:style style:name="Tabla3.C3" style:family="table-cell">
      <style:table-cell-properties style:vertical-align="middle" fo:padding="0cm" fo:border="none" style:writing-mode="page"/>
    </style:style>
    <style:style style:name="Tabla3.E3" style:family="table-cell">
      <style:table-cell-properties style:vertical-align="middle" fo:padding="0cm" fo:border="none" style:writing-mode="page"/>
    </style:style>
    <style:style style:name="Tabla3.F3" style:family="table-cell">
      <style:table-cell-properties style:vertical-align="middle" fo:padding="0cm" fo:border="none" style:writing-mode="page"/>
    </style:style>
    <style:style style:name="Tabla3.G3" style:family="table-cell">
      <style:table-cell-properties style:vertical-align="middle" fo:padding="0cm" fo:border="none" style:writing-mode="page"/>
    </style:style>
    <style:style style:name="Tabla3.A4" style:family="table-cell">
      <style:table-cell-properties fo:background-color="#b3cac7" fo:padding="0cm" fo:border="none" style:writing-mode="page">
        <style:background-image/>
      </style:table-cell-properties>
    </style:style>
    <style:style style:name="Tabla3.B4" style:family="table-cell">
      <style:table-cell-properties style:vertical-align="middle" fo:padding="0cm" fo:border="none" style:writing-mode="page"/>
    </style:style>
    <style:style style:name="Tabla3.C4" style:family="table-cell">
      <style:table-cell-properties style:vertical-align="middle" fo:padding="0cm" fo:border="none" style:writing-mode="page"/>
    </style:style>
    <style:style style:name="Tabla3.E4" style:family="table-cell">
      <style:table-cell-properties style:vertical-align="middle" fo:padding="0cm" fo:border="none" style:writing-mode="page"/>
    </style:style>
    <style:style style:name="Tabla3.F4" style:family="table-cell">
      <style:table-cell-properties style:vertical-align="middle" fo:padding="0cm" fo:border="none" style:writing-mode="page"/>
    </style:style>
    <style:style style:name="Tabla3.G4" style:family="table-cell">
      <style:table-cell-properties style:vertical-align="middle" fo:padding="0cm" fo:border="none" style:writing-mode="page"/>
    </style:style>
    <style:style style:name="P1" style:family="paragraph" style:parent-style-name="Table_20_Contents">
      <style:paragraph-properties fo:text-align="start" style:justify-single-word="false"/>
      <style:text-properties fo:language="en" fo:country="AU" fo:font-weight="bold" officeooo:rsid="00097055" officeooo:paragraph-rsid="0005cf2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language="en" fo:country="AU" officeooo:rsid="000b2d17" officeooo:paragraph-rsid="0005cf21"/>
    </style:style>
    <style:style style:name="P3" style:family="paragraph" style:parent-style-name="Table_20_Contents">
      <style:paragraph-properties fo:text-align="center" style:justify-single-word="false"/>
      <style:text-properties fo:language="en" fo:country="AU" officeooo:rsid="000979ab" officeooo:paragraph-rsid="000a5043"/>
    </style:style>
    <style:style style:name="P4" style:family="paragraph" style:parent-style-name="Table_20_Contents">
      <style:paragraph-properties fo:text-align="center" style:justify-single-word="false"/>
      <style:text-properties fo:language="en" fo:country="AU" officeooo:rsid="000979ab" officeooo:paragraph-rsid="00153048"/>
    </style:style>
    <style:style style:name="P5" style:family="paragraph" style:parent-style-name="Table_20_Contents">
      <style:paragraph-properties fo:text-align="center" style:justify-single-word="false"/>
      <style:text-properties fo:language="en" fo:country="AU" officeooo:rsid="000c9219" officeooo:paragraph-rsid="000c9219"/>
    </style:style>
    <style:style style:name="P6" style:family="paragraph" style:parent-style-name="Table_20_Contents">
      <style:paragraph-properties fo:text-align="center" style:justify-single-word="false"/>
      <style:text-properties fo:language="en" fo:country="AU" officeooo:rsid="000e376d" officeooo:paragraph-rsid="000e376d"/>
    </style:style>
    <style:style style:name="P7" style:family="paragraph" style:parent-style-name="Table_20_Contents">
      <style:paragraph-properties fo:text-align="center" style:justify-single-word="false"/>
      <style:text-properties fo:language="en" fo:country="AU" officeooo:rsid="000e376d" officeooo:paragraph-rsid="00153048"/>
    </style:style>
    <style:style style:name="P8" style:family="paragraph" style:parent-style-name="Table_20_Contents">
      <style:paragraph-properties fo:text-align="center" style:justify-single-word="false"/>
      <style:text-properties fo:language="en" fo:country="AU" officeooo:rsid="0010803c" officeooo:paragraph-rsid="0010803c"/>
    </style:style>
    <style:style style:name="P9" style:family="paragraph" style:parent-style-name="Table_20_Contents">
      <style:paragraph-properties fo:text-align="center" style:justify-single-word="false"/>
      <style:text-properties fo:language="en" fo:country="AU" officeooo:rsid="00141761" officeooo:paragraph-rsid="00141761"/>
    </style:style>
    <style:style style:name="P10" style:family="paragraph" style:parent-style-name="Table_20_Contents">
      <style:paragraph-properties fo:text-align="center" style:justify-single-word="false"/>
      <style:text-properties fo:language="en" fo:country="AU" officeooo:rsid="00153048" officeooo:paragraph-rsid="00153048"/>
    </style:style>
    <style:style style:name="P11" style:family="paragraph" style:parent-style-name="Text_20_body">
      <style:paragraph-properties fo:text-align="start" style:justify-single-word="false"/>
      <style:text-properties fo:language="en" fo:country="AU" officeooo:paragraph-rsid="0005cf21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b2d17" officeooo:paragraph-rsid="0005cf21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e376d" officeooo:paragraph-rsid="000e376d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65189" officeooo:paragraph-rsid="0005cf21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65189" officeooo:paragraph-rsid="00153048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0e376d" officeooo:paragraph-rsid="000e376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0803c" officeooo:paragraph-rsid="0010803c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0959c" officeooo:paragraph-rsid="0010803c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fo:language="en" fo:country="AU" officeooo:rsid="0010959c" officeooo:paragraph-rsid="001180c9"/>
    </style:style>
    <style:style style:name="P20" style:family="paragraph" style:parent-style-name="Text_20_body">
      <style:paragraph-properties fo:text-align="center" style:justify-single-word="false"/>
      <style:text-properties fo:language="es" fo:country="ES" officeooo:rsid="00177067" officeooo:paragraph-rsid="00177067"/>
    </style:style>
    <style:style style:name="P21" style:family="paragraph" style:parent-style-name="Text_20_body">
      <style:paragraph-properties fo:text-align="center" style:justify-single-word="false"/>
      <style:text-properties fo:language="es" fo:country="ES" officeooo:rsid="001936b0" officeooo:paragraph-rsid="001936b0"/>
    </style:style>
    <style:style style:name="P22" style:family="paragraph" style:parent-style-name="Text_20_body">
      <style:paragraph-properties fo:text-align="center" style:justify-single-word="false"/>
      <style:text-properties officeooo:rsid="001180c9" officeooo:paragraph-rsid="0016c96b"/>
    </style:style>
    <style:style style:name="P23" style:family="paragraph" style:parent-style-name="Text_20_body">
      <style:paragraph-properties fo:text-align="center" style:justify-single-word="false"/>
      <style:text-properties officeooo:rsid="001329d1" officeooo:paragraph-rsid="0016c96b"/>
    </style:style>
    <style:style style:name="P24" style:family="paragraph" style:parent-style-name="Heading_20_1">
      <style:paragraph-properties fo:text-align="center" style:justify-single-word="false"/>
      <style:text-properties fo:language="en" fo:country="AU" officeooo:paragraph-rsid="0005cf21"/>
    </style:style>
    <style:style style:name="P25" style:family="paragraph" style:parent-style-name="Heading_20_1">
      <style:paragraph-properties fo:text-align="center" style:justify-single-word="false"/>
      <style:text-properties fo:language="en" fo:country="AU" officeooo:paragraph-rsid="000766f3"/>
    </style:style>
    <style:style style:name="P26" style:family="paragraph">
      <style:paragraph-properties fo:text-align="center" style:justify-single-word="false"/>
    </style:style>
    <style:style style:name="T1" style:family="text">
      <style:text-properties officeooo:rsid="0010959c"/>
    </style:style>
    <style:style style:name="T2" style:family="text">
      <style:text-properties officeooo:rsid="00199864"/>
    </style:style>
    <style:style style:name="T3" style:family="text">
      <style:text-properties officeooo:rsid="001489c9"/>
    </style:style>
    <style:style style:name="T4" style:family="text">
      <style:text-properties officeooo:rsid="000766f3"/>
    </style:style>
    <style:style style:name="T5" style:family="text">
      <style:text-properties officeooo:rsid="001219d3"/>
    </style:style>
    <style:style style:name="T6" style:family="text">
      <style:text-properties officeooo:rsid="001a6a3d"/>
    </style:style>
    <style:style style:name="T7" style:family="text">
      <style:text-properties officeooo:rsid="001bf27a"/>
    </style:style>
    <style:style style:name="T8" style:family="text">
      <style:text-properties fo:language="en" fo:country="AU"/>
    </style:style>
    <style:style style:name="T9" style:family="text">
      <style:text-properties fo:language="en" fo:country="AU" officeooo:rsid="00076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PAST</text:span><text:span text:style-name="T8"> SIMPLE</text:span></text:h>
      <text:p text:style-name="P22">Acciones que empezaron y acabaron en el pasado, Hábitos y <text:span text:style-name="T5">rutinas del pasado, Estados pasados </text:span></text:p>
      <text:p text:style-name="P23">Ej. jugué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1">POSITIVE</text:p>
          </table:table-cell>
          <table:covered-table-cell/>
          <table:table-cell table:style-name="Tabla1.A1" table:number-columns-spanned="2" office:value-type="string">
            <text:p text:style-name="P1">NEGATIVE</text:p>
          </table:table-cell>
          <table:covered-table-cell/>
          <table:table-cell table:style-name="Tabla1.E1" table:number-columns-spanned="3" office:value-type="string">
            <text:p text:style-name="P1">QUESTION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">I</text:p>
            <text:p text:style-name="P2">You</text:p>
          </table:table-cell>
          <table:table-cell table:style-name="Tabla1.B2" table:number-rows-spanned="3" office:value-type="string">
            <text:p text:style-name="P3">Verb + ed</text:p>
            <text:p text:style-name="P3"/>
            <text:p text:style-name="P5">2º column</text:p>
          </table:table-cell>
          <table:table-cell table:style-name="Tabla1.C2" office:value-type="string">
            <text:p text:style-name="P2">I</text:p>
            <text:p text:style-name="P2">You</text:p>
          </table:table-cell>
          <table:table-cell table:style-name="Tabla1.D2" table:number-rows-spanned="3" office:value-type="string">
            <text:p text:style-name="P7">Didn’t </text:p>
            <text:p text:style-name="P7">+</text:p>
            <text:p text:style-name="P6">infinitive verb</text:p>
          </table:table-cell>
          <table:table-cell table:style-name="Tabla1.E2" table:number-rows-spanned="3" office:value-type="string">
            <text:p text:style-name="P16">Did</text:p>
          </table:table-cell>
          <table:table-cell table:style-name="Tabla1.C2" office:value-type="string">
            <text:p text:style-name="P12">I</text:p>
            <text:p text:style-name="P12">You</text:p>
          </table:table-cell>
          <table:table-cell table:style-name="Tabla1.G2" table:number-rows-spanned="3" office:value-type="string">
            <text:p text:style-name="P13">Infinitive verb</text:p>
          </table:table-cell>
        </table:table-row>
        <table:table-row table:style-name="Tabla1.2">
          <table:table-cell table:style-name="Tabla1.A3" office:value-type="string">
            <text:p text:style-name="P2">He</text:p>
            <text:p text:style-name="P2">She</text:p>
            <text:p text:style-name="P2">It</text:p>
          </table:table-cell>
          <table:covered-table-cell table:style-name="Tabla1.B3"/>
          <table:table-cell table:style-name="Tabla1.C2" office:value-type="string">
            <text:p text:style-name="P2">He</text:p>
            <text:p text:style-name="P2">She</text:p>
            <text:p text:style-name="P2">It</text:p>
          </table:table-cell>
          <table:covered-table-cell table:style-name="Tabla1.D2"/>
          <table:covered-table-cell table:style-name="Tabla1.E3"/>
          <table:table-cell table:style-name="Tabla1.F3" office:value-type="string">
            <text:p text:style-name="P12">He</text:p>
            <text:p text:style-name="P12">She</text:p>
            <text:p text:style-name="P12">It</text:p>
          </table:table-cell>
          <table:covered-table-cell table:style-name="Tabla1.G2"/>
        </table:table-row>
        <table:table-row table:style-name="Tabla1.4">
          <table:table-cell table:style-name="Tabla1.A4" office:value-type="string">
            <text:p text:style-name="P2">We</text:p>
            <text:p text:style-name="P2">You</text:p>
            <text:p text:style-name="P2">They</text:p>
          </table:table-cell>
          <table:covered-table-cell table:style-name="Tabla1.B2"/>
          <table:table-cell table:style-name="Tabla1.C2" office:value-type="string">
            <text:p text:style-name="P2">We</text:p>
            <text:p text:style-name="P2">You</text:p>
            <text:p text:style-name="P2">They</text:p>
          </table:table-cell>
          <table:covered-table-cell table:style-name="Tabla1.D2"/>
          <table:covered-table-cell table:style-name="Tabla1.E2"/>
          <table:table-cell table:style-name="Tabla1.C2" office:value-type="string">
            <text:p text:style-name="P12">We</text:p>
            <text:p text:style-name="P12">You</text:p>
            <text:p text:style-name="P12">They</text:p>
          </table:table-cell>
          <table:covered-table-cell table:style-name="Tabla1.G2"/>
        </table:table-row>
      </table:table>
      <text:p text:style-name="P11"/>
      <text:h text:style-name="P25" text:outline-level="1"><text:span text:style-name="T4">PAST</text:span> <text:span text:style-name="T1">CONTINU</text:span><text:span text:style-name="T2">OU</text:span><text:span text:style-name="T1">S</text:span></text:h>
      <text:p text:style-name="P20">Algo en progreso en un tiempo especifico, Dos cosas que pasan al mismo tiempo en el pasado, situación temporal en el pasado. <text:s/><text:tab/>Ej. Jugaba/estaba jugand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columns-spanned="3" office:value-type="string">
            <text:p text:style-name="P1">POSITIVE</text:p>
          </table:table-cell>
          <table:covered-table-cell/>
          <table:covered-table-cell/>
          <table:table-cell table:style-name="Tabla2.A1" table:number-columns-spanned="3" office:value-type="string">
            <text:p text:style-name="P1">NEGATIVE</text:p>
          </table:table-cell>
          <table:covered-table-cell/>
          <table:covered-table-cell/>
          <table:table-cell table:style-name="Tabla2.A1" table:number-columns-spanned="3" office:value-type="string">
            <text:p text:style-name="P1">QUESTION</text:p>
          </table:table-cell>
          <table:covered-table-cell/>
          <table:covered-table-cell/>
        </table:table-row>
        <table:table-row table:style-name="Tabla2.2">
          <table:table-cell table:style-name="Tabla2.A2" table:number-rows-spanned="2" office:value-type="string">
            <text:p text:style-name="P2">I</text:p>
            <text:p text:style-name="P2">You</text:p>
          </table:table-cell>
          <table:table-cell table:style-name="Tabla2.B2" office:value-type="string">
            <text:p text:style-name="P8">was</text:p>
          </table:table-cell>
          <table:table-cell table:style-name="Tabla2.C2" table:number-rows-spanned="4" office:value-type="string">
            <text:p text:style-name="P17">Verb +ing</text:p>
          </table:table-cell>
          <table:table-cell table:style-name="Tabla2.D2" table:number-rows-spanned="2" office:value-type="string">
            <text:p text:style-name="P2">I</text:p>
            <text:p text:style-name="P2">You</text:p>
          </table:table-cell>
          <table:table-cell table:style-name="Tabla2.E2" office:value-type="string">
            <text:p text:style-name="P8">wasn’t</text:p>
          </table:table-cell>
          <table:table-cell table:style-name="Tabla2.F2" table:number-rows-spanned="4" office:value-type="string">
            <text:p text:style-name="P18">Verb +ing</text:p>
          </table:table-cell>
          <table:table-cell table:style-name="Tabla2.G2" office:value-type="string">
            <text:p text:style-name="P8">was</text:p>
          </table:table-cell>
          <table:table-cell table:style-name="Tabla2.D2" table:number-rows-spanned="2" office:value-type="string">
            <text:p text:style-name="P12">I</text:p>
            <text:p text:style-name="P12">You</text:p>
          </table:table-cell>
          <table:table-cell table:style-name="Tabla2.I2" table:number-rows-spanned="4" office:value-type="string">
            <text:p text:style-name="P19">Verb +ing</text:p>
          </table:table-cell>
        </table:table-row>
        <table:table-row table:style-name="Tabla2.2">
          <table:covered-table-cell table:style-name="Tabla2.A2"/>
          <table:table-cell table:style-name="Tabla2.B2" office:value-type="string">
            <text:p text:style-name="P8">were</text:p>
          </table:table-cell>
          <table:covered-table-cell table:style-name="Tabla2.C3"/>
          <table:covered-table-cell table:style-name="Tabla2.D2"/>
          <table:table-cell table:style-name="Tabla2.E3" office:value-type="string">
            <text:p text:style-name="P8">weren’t</text:p>
          </table:table-cell>
          <table:covered-table-cell table:style-name="Tabla2.F2"/>
          <table:table-cell table:style-name="Tabla2.G3" office:value-type="string">
            <text:p text:style-name="P8">were</text:p>
          </table:table-cell>
          <table:covered-table-cell table:style-name="Tabla2.D2"/>
          <table:covered-table-cell table:style-name="Tabla2.D2"/>
        </table:table-row>
        <table:table-row>
          <table:table-cell table:style-name="Tabla2.A4" office:value-type="string">
            <text:p text:style-name="P2">He</text:p>
            <text:p text:style-name="P2">She</text:p>
            <text:p text:style-name="P2">It</text:p>
          </table:table-cell>
          <table:table-cell table:style-name="Tabla2.B4" office:value-type="string">
            <text:p text:style-name="P8">was</text:p>
          </table:table-cell>
          <table:covered-table-cell table:style-name="Tabla2.C4"/>
          <table:table-cell table:style-name="Tabla2.D2" office:value-type="string">
            <text:p text:style-name="P2">He</text:p>
            <text:p text:style-name="P2">She</text:p>
            <text:p text:style-name="P2">It</text:p>
          </table:table-cell>
          <table:table-cell table:style-name="Tabla2.E4" office:value-type="string">
            <text:p text:style-name="P8">wasn’t</text:p>
          </table:table-cell>
          <table:covered-table-cell table:style-name="Tabla2.F2"/>
          <table:table-cell table:style-name="Tabla2.G4" office:value-type="string">
            <text:p text:style-name="P8">was</text:p>
          </table:table-cell>
          <table:table-cell table:style-name="Tabla2.D2" office:value-type="string">
            <text:p text:style-name="P12">He</text:p>
            <text:p text:style-name="P12">She</text:p>
            <text:p text:style-name="P12">It</text:p>
          </table:table-cell>
          <table:covered-table-cell table:style-name="Tabla2.D2"/>
        </table:table-row>
        <table:table-row>
          <table:table-cell table:style-name="Tabla2.A5" office:value-type="string">
            <text:p text:style-name="P2">We</text:p>
            <text:p text:style-name="P2">You</text:p>
            <text:p text:style-name="P2">They</text:p>
          </table:table-cell>
          <table:table-cell table:style-name="Tabla2.B5" office:value-type="string">
            <text:p text:style-name="P8">were</text:p>
          </table:table-cell>
          <table:covered-table-cell table:style-name="Tabla2.C5"/>
          <table:table-cell table:style-name="Tabla2.D2" office:value-type="string">
            <text:p text:style-name="P2">We</text:p>
            <text:p text:style-name="P2">You</text:p>
            <text:p text:style-name="P2">They</text:p>
          </table:table-cell>
          <table:table-cell table:style-name="Tabla2.E5" office:value-type="string">
            <text:p text:style-name="P8">weren’t</text:p>
          </table:table-cell>
          <table:covered-table-cell table:style-name="Tabla2.F2"/>
          <table:table-cell table:style-name="Tabla2.G5" office:value-type="string">
            <text:p text:style-name="P8">were</text:p>
          </table:table-cell>
          <table:table-cell table:style-name="Tabla2.D2" office:value-type="string">
            <text:p text:style-name="P12">We</text:p>
            <text:p text:style-name="P12">You</text:p>
            <text:p text:style-name="P12">They</text:p>
          </table:table-cell>
          <table:covered-table-cell table:style-name="Tabla2.D2"/>
        </table:table-row>
      </table:table>
      <text:p text:style-name="P11"/>
      <text:h text:style-name="P24" text:outline-level="1"><text:span text:style-name="T7">PAST</text:span> <text:span text:style-name="T3">PERFECT</text:span></text:h>
      <text:p text:style-name="P21">Una acción anterior a otra acción pasada, algo que sucedió antes de un tiempo especifico en el pasado<text:tab/><text:tab/><text:span text:style-name="T6">Ej: yo había ido → pluscuamperfecto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columns-spanned="3" office:value-type="string">
            <text:p text:style-name="P1">POSITIVE</text:p>
          </table:table-cell>
          <table:covered-table-cell/>
          <table:covered-table-cell/>
          <table:table-cell table:style-name="Tabla3.A1" table:number-columns-spanned="3" office:value-type="string">
            <text:p text:style-name="P1">NEGATIVE</text:p>
          </table:table-cell>
          <table:covered-table-cell/>
          <table:covered-table-cell/>
          <table:table-cell table:style-name="Tabla3.A1" table:number-columns-spanned="3" office:value-type="string">
            <text:p text:style-name="P1">QUESTION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">I</text:p>
            <text:p text:style-name="P2">You</text:p>
          </table:table-cell>
          <table:table-cell table:style-name="Tabla3.B2" table:number-rows-spanned="3" office:value-type="string">
            <text:p text:style-name="P9">had</text:p>
          </table:table-cell>
          <table:table-cell table:style-name="Tabla3.C2" table:number-rows-spanned="3" office:value-type="string">
            <text:p text:style-name="P4">Verb + ed</text:p>
            <text:p text:style-name="P4"/>
            <text:p text:style-name="P14">Verb 3ºcolumna</text:p>
          </table:table-cell>
          <table:table-cell table:style-name="Tabla3.D2" office:value-type="string">
            <text:p text:style-name="P2">I</text:p>
            <text:p text:style-name="P2">You</text:p>
          </table:table-cell>
          <table:table-cell table:style-name="Tabla3.E2" office:value-type="string">
            <text:p text:style-name="P10">hadn’t</text:p>
          </table:table-cell>
          <table:table-cell table:style-name="Tabla3.F2" table:number-rows-spanned="3" office:value-type="string">
            <text:p text:style-name="P4">Verb + ed</text:p>
            <text:p text:style-name="P15"/>
            <text:p text:style-name="P15">Verb 3ºcolumna</text:p>
          </table:table-cell>
          <table:table-cell table:style-name="Tabla3.G2" table:number-rows-spanned="3" office:value-type="string">
            <text:p text:style-name="P10">Had</text:p>
          </table:table-cell>
          <table:table-cell table:style-name="Tabla3.D2" office:value-type="string">
            <text:p text:style-name="P12">I</text:p>
            <text:p text:style-name="P12">You</text:p>
          </table:table-cell>
          <table:table-cell table:style-name="Tabla3.I2" table:number-rows-spanned="3" office:value-type="string">
            <text:p text:style-name="P4">Verb + ed</text:p>
            <text:p text:style-name="P4"/>
            <text:p text:style-name="P15">Verb 3ºcolumna</text:p>
          </table:table-cell>
        </table:table-row>
        <table:table-row>
          <table:table-cell table:style-name="Tabla3.A3" office:value-type="string">
            <text:p text:style-name="P2">He</text:p>
            <text:p text:style-name="P2">She</text:p>
            <text:p text:style-name="P2">It</text:p>
          </table:table-cell>
          <table:covered-table-cell table:style-name="Tabla3.B3"/>
          <table:covered-table-cell table:style-name="Tabla3.C3"/>
          <table:table-cell table:style-name="Tabla3.D2" office:value-type="string">
            <text:p text:style-name="P2">He</text:p>
            <text:p text:style-name="P2">She</text:p>
            <text:p text:style-name="P2">It</text:p>
          </table:table-cell>
          <table:table-cell table:style-name="Tabla3.E3" office:value-type="string">
            <text:p text:style-name="P10">hadn’t</text:p>
          </table:table-cell>
          <table:covered-table-cell table:style-name="Tabla3.F3"/>
          <table:covered-table-cell table:style-name="Tabla3.G3"/>
          <table:table-cell table:style-name="Tabla3.D2" office:value-type="string">
            <text:p text:style-name="P12">He</text:p>
            <text:p text:style-name="P12">She</text:p>
            <text:p text:style-name="P12">It</text:p>
          </table:table-cell>
          <table:covered-table-cell table:style-name="Tabla3.D2"/>
        </table:table-row>
        <table:table-row>
          <table:table-cell table:style-name="Tabla3.A4" office:value-type="string">
            <text:p text:style-name="P2">We</text:p>
            <text:p text:style-name="P2">You</text:p>
            <text:p text:style-name="P2">They</text:p>
          </table:table-cell>
          <table:covered-table-cell table:style-name="Tabla3.B3"/>
          <table:covered-table-cell table:style-name="Tabla3.C4"/>
          <table:table-cell table:style-name="Tabla3.D2" office:value-type="string">
            <text:p text:style-name="P2">We</text:p>
            <text:p text:style-name="P2">You</text:p>
            <text:p text:style-name="P2">They</text:p>
          </table:table-cell>
          <table:table-cell table:style-name="Tabla3.E4" office:value-type="string">
            <text:p text:style-name="P10">hadn’t</text:p>
          </table:table-cell>
          <table:covered-table-cell table:style-name="Tabla3.F3"/>
          <table:covered-table-cell table:style-name="Tabla3.G3"/>
          <table:table-cell table:style-name="Tabla3.D2" office:value-type="string">
            <text:p text:style-name="P12">We</text:p>
            <text:p text:style-name="P12">You</text:p>
            <text:p text:style-name="P12">They</text:p>
          </table:table-cell>
          <table:covered-table-cell table:style-name="Tabla3.D2"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8:55:04.249000000</meta:creation-date>
    <meta:generator>LibreOffice/7.4.3.2$Windows_X86_64 LibreOffice_project/1048a8393ae2eeec98dff31b5c133c5f1d08b890</meta:generator>
    <dc:date>2023-11-19T20:59:49.912000000</dc:date>
    <meta:editing-duration>PT7H15M12S</meta:editing-duration>
    <meta:editing-cycles>10</meta:editing-cycles>
    <meta:document-statistic meta:table-count="3" meta:image-count="0" meta:object-count="0" meta:page-count="1" meta:paragraph-count="121" meta:word-count="203" meta:character-count="916" meta:non-whitespace-character-count="829"/>
  </office:meta>
</office:document-meta>
</file>